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9.54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Ventas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>
        <loext:char-complex-color loext:theme-type="dark1" loext:color-type="theme"/>
      </style:text-properties>
      <style:map style:condition="cell-content()=&quot;Producto A&quot;" style:apply-style-name="Accent_20_2" style:base-cell-address="Ventas.A1"/>
      <style:map style:condition="cell-content()=&quot;Producto B&quot;" style:apply-style-name="Neutral" style:base-cell-address="Ventas.A1"/>
      <style:map style:condition="cell-content()=&quot;Producto C&quot;" style:apply-style-name="Accent_20_3" style:base-cell-address="Ventas.A1"/>
      <style:map style:condition="cell-content()=&quot;Producto D&quot;" style:apply-style-name="Untitled2" style:base-cell-address="Ventas.A1"/>
      <style:map style:condition="cell-content()=&quot;Producto E&quot;" style:apply-style-name="Untitled3" style:base-cell-address="Ventas.A1"/>
    </style:style>
    <style:style style:name="ce14" style:family="table-cell" style:parent-style-name="Default" style:data-style-name="N73">
      <style:table-cell-properties style:text-align-source="fix" style:repeat-content="false" style:rotation-align="none"/>
      <style:paragraph-properties fo:text-align="center" fo:margin-left="0in"/>
      <style:map style:condition="cell-content()=&quot;Producto A&quot;" style:apply-style-name="Accent_20_2" style:base-cell-address="Ventas.A1"/>
      <style:map style:condition="cell-content()=&quot;Producto B&quot;" style:apply-style-name="Neutral" style:base-cell-address="Ventas.A1"/>
      <style:map style:condition="cell-content()=&quot;Producto C&quot;" style:apply-style-name="Accent_20_3" style:base-cell-address="Ventas.A1"/>
      <style:map style:condition="cell-content()=&quot;Producto D&quot;" style:apply-style-name="Untitled2" style:base-cell-address="Ventas.A1"/>
      <style:map style:condition="cell-content()=&quot;Producto E&quot;" style:apply-style-name="Untitled3" style:base-cell-address="Ventas.A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Producto A&quot;" style:apply-style-name="Accent_20_2" style:base-cell-address="Ventas.A1"/>
      <style:map style:condition="cell-content()=&quot;Producto B&quot;" style:apply-style-name="Neutral" style:base-cell-address="Ventas.A1"/>
      <style:map style:condition="cell-content()=&quot;Producto C&quot;" style:apply-style-name="Accent_20_3" style:base-cell-address="Ventas.A1"/>
      <style:map style:condition="cell-content()=&quot;Producto D&quot;" style:apply-style-name="Untitled2" style:base-cell-address="Ventas.A1"/>
      <style:map style:condition="cell-content()=&quot;Producto E&quot;" style:apply-style-name="Untitled3" style:base-cell-address="Ventas.A1"/>
    </style:style>
    <style:style style:name="ce18" style:family="table-cell" style:parent-style-name="Default">
      <style:table-cell-properties fo:background-color="#000000"/>
      <style:text-properties style:use-window-font-color="true">
        <loext:char-complex-color loext:theme-type="dark1" loext:color-type="theme"/>
      </style:text-properties>
    </style:style>
    <style:style style:name="ce6" style:family="table-cell" style:parent-style-name="Default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Venta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6375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  <table:table-cell table:style-name="ce18" office:value-type="string" calcext:value-type="string">
            <text:p>Tareas realizadas en el miniproyecto</text:p>
          </table:table-cell>
          <table:table-cell table:style-name="Default" table:number-columns-repeated="16375"/>
        </table:table-row>
        <table:table-row table:style-name="ro1">
          <table:table-cell table:style-name="ce14" office:value-type="date" office:date-value="2025-03-13T00:30:00" calcext:value-type="date">
            <text:p>2025-03-13 00:3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53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0" calcext:value-type="float">
            <text:p>200</text:p>
          </table:table-cell>
          <table:table-cell table:formula="of:=IF([.D2]*[.E2]=[.F2]; &quot;OK&quot;; &quot;Error&quot;)" office:value-type="string" office:string-value="OK" calcext:value-type="string">
            <text:p>OK</text:p>
          </table:table-cell>
          <table:table-cell table:formula="of:=IF([.D2]&gt;10;&quot;Revisar&quot;;&quot;OK&quot;)" office:value-type="string" office:string-value="Revisar" calcext:value-type="string">
            <text:p>Revisar</text:p>
          </table:table-cell>
          <table:table-cell office:value-type="string" calcext:value-type="string">
            <text:p>Añadir nuevos datos</text:p>
          </table:table-cell>
          <table:table-cell table:style-name="Default" table:number-columns-repeated="16375"/>
        </table:table-row>
        <table:table-row table:style-name="ro1">
          <table:table-cell table:style-name="ce14" office:value-type="date" office:date-value="2022-05-23T14:00:00" calcext:value-type="date">
            <text:p>2022-05-23 14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5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3]*[.E3]=[.F3]; &quot;OK&quot;; &quot;Error&quot;)" office:value-type="string" office:string-value="OK" calcext:value-type="string">
            <text:p>OK</text:p>
          </table:table-cell>
          <table:table-cell/>
          <table:table-cell office:value-type="string" calcext:value-type="string">
            <text:p>Ordenar y filtrar</text:p>
          </table:table-cell>
          <table:table-cell table:style-name="Default" table:number-columns-repeated="16375"/>
        </table:table-row>
        <table:table-row table:style-name="ro1">
          <table:table-cell table:style-name="ce14" office:value-type="date" office:date-value="2025-01-22T13:45:30" calcext:value-type="date">
            <text:p>2025-01-22 13:45:30</text:p>
          </table:table-cell>
          <table:table-cell table:style-name="ce16" office:value-type="string" calcext:value-type="string">
            <text:p>Producto F</text:p>
          </table:table-cell>
          <table:table-cell table:style-name="ce16" office:value-type="string" calcext:value-type="string">
            <text:p>Cliente 5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8" calcext:value-type="float">
            <text:p>258</text:p>
          </table:table-cell>
          <table:table-cell table:formula="of:=IF([.D4]*[.E4]=[.F4]; &quot;OK&quot;; &quot;Error&quot;)" office:value-type="string" office:string-value="OK" calcext:value-type="string">
            <text:p>OK</text:p>
          </table:table-cell>
          <table:table-cell/>
          <table:table-cell office:value-type="string" calcext:value-type="string">
            <text:p>Limpieza de datos(detectar y quitar duplicados con la ayuda de Format – conditional – condition – more rules o menu data - <text:s/>more filter – standard filter)</text:p>
          </table:table-cell>
          <table:table-cell table:style-name="Default" table:number-columns-repeated="16375"/>
        </table:table-row>
        <table:table-row table:style-name="ro1">
          <table:table-cell table:style-name="ce14" office:value-type="date" office:date-value="2026-03-03" calcext:value-type="date">
            <text:p>2026-03-03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5]*[.E5]=[.F5]; &quot;OK&quot;; &quot;Error&quot;)" office:value-type="string" office:string-value="OK" calcext:value-type="string">
            <text:p>OK</text:p>
          </table:table-cell>
          <table:table-cell/>
          <table:table-cell office:value-type="string" calcext:value-type="string">
            <text:p>Revisar Errorres (control de calidad con ayuda de filtro estandar o formato condicional)</text:p>
          </table:table-cell>
          <table:table-cell table:style-name="Default" table:number-columns-repeated="16375"/>
        </table:table-row>
        <table:table-row table:style-name="ro1">
          <table:table-cell table:style-name="ce14" office:value-type="date" office:date-value="2026-03-08" calcext:value-type="date">
            <text:p>2026-03-08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6]*[.E6]=[.F6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3" calcext:value-type="date">
            <text:p>2026-03-13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7]*[.E7]=[.F7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8" calcext:value-type="date">
            <text:p>2026-03-18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8]*[.E8]=[.F8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3" calcext:value-type="date">
            <text:p>2026-03-23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2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9]*[.E9]=[.F9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8" calcext:value-type="date">
            <text:p>2026-03-28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2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10]*[.E10]=[.F10]; &quot;OK&quot;; &quot;Error&quot;)" office:value-type="string" office:string-value="OK" calcext:value-type="string">
            <text:p>OK</text:p>
          </table:table-cell>
          <table:table-cell/>
          <table:table-cell office:value-type="string" calcext:value-type="string">
            <text:p>En las dos celdas de abajo uso if mezclado con sum o sumproduct y round para en una sola linea verificar que la columna Cantidad x Precio vale Total</text:p>
          </table:table-cell>
          <table:table-cell table:style-name="Default" table:number-columns-repeated="16375"/>
        </table:table-row>
        <table:table-row table:style-name="ro1">
          <table:table-cell table:style-name="ce14" office:value-type="date" office:date-value="2026-04-02" calcext:value-type="date">
            <text:p>2026-04-02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3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11]*[.E11]=[.F11]; &quot;OK&quot;; &quot;Error&quot;)" office:value-type="string" office:string-value="OK" calcext:value-type="string">
            <text:p>OK</text:p>
          </table:table-cell>
          <table:table-cell/>
          <table:table-cell table:style-name="ce6" table:formula="of:=IF(SUMPRODUCT([.D2:.D54];[.E2:.E54])=SUM([.F2:.F54]); &quot;Todo Bien&quot;; &quot;Hay Errores&quot;)" office:value-type="string" office:string-value="Todo Bien" calcext:value-type="string">
            <text:p>Todo Bien</text:p>
          </table:table-cell>
          <table:table-cell table:style-name="Default" table:number-columns-repeated="16375"/>
        </table:table-row>
        <table:table-row table:style-name="ro1">
          <table:table-cell table:style-name="ce14" office:value-type="date" office:date-value="2026-04-07" calcext:value-type="date">
            <text:p>2026-04-07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3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12]*[.E12]=[.F12]; &quot;OK&quot;; &quot;Error&quot;)" office:value-type="string" office:string-value="OK" calcext:value-type="string">
            <text:p>OK</text:p>
          </table:table-cell>
          <table:table-cell/>
          <table:table-cell table:style-name="ce6" table:formula="of:=IF(ROUND(SUMPRODUCT([.D2:.D54];[.E2:.E54]); 0)=ROUND(SUM([.F2:.F54]); 0); &quot;Todo Bien&quot;; &quot;Hay Errores&quot;)" office:value-type="string" office:string-value="Todo Bien" calcext:value-type="string">
            <text:p>Todo Bien</text:p>
          </table:table-cell>
          <table:table-cell table:style-name="Default" table:number-columns-repeated="16375"/>
        </table:table-row>
        <table:table-row table:style-name="ro1">
          <table:table-cell table:style-name="ce14" office:value-type="date" office:date-value="2026-04-12" calcext:value-type="date">
            <text:p>2026-04-12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4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13]*[.E13]=[.F13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05" calcext:value-type="date">
            <text:p>2026-03-05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14]*[.E14]=[.F14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0" calcext:value-type="date">
            <text:p>2026-03-10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15]*[.E15]=[.F15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5" calcext:value-type="date">
            <text:p>2026-03-15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1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16]*[.E16]=[.F16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0" calcext:value-type="date">
            <text:p>2026-03-20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17]*[.E17]=[.F17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5" calcext:value-type="date">
            <text:p>2026-03-25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18]*[.E18]=[.F18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30" calcext:value-type="date">
            <text:p>2026-03-30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3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19]*[.E19]=[.F19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04" calcext:value-type="date">
            <text:p>2026-04-04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20]*[.E20]=[.F20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09" calcext:value-type="date">
            <text:p>2026-04-09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21]*[.E21]=[.F21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14" calcext:value-type="date">
            <text:p>2026-04-14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22]*[.E22]=[.F22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02" calcext:value-type="date">
            <text:p>2026-03-02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23]*[.E23]=[.F23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07" calcext:value-type="date">
            <text:p>2026-03-07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24]*[.E24]=[.F24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2" calcext:value-type="date">
            <text:p>2026-03-12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25]*[.E25]=[.F25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7" calcext:value-type="date">
            <text:p>2026-03-17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1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26]*[.E26]=[.F26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2" calcext:value-type="date">
            <text:p>2026-03-22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2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27]*[.E27]=[.F27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7" calcext:value-type="date">
            <text:p>2026-03-27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2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28]*[.E28]=[.F28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01" calcext:value-type="date">
            <text:p>2026-04-01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3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29]*[.E29]=[.F29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06" calcext:value-type="date">
            <text:p>2026-04-06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3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30]*[.E30]=[.F30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11" calcext:value-type="date">
            <text:p>2026-04-11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4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31]*[.E31]=[.F31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16" calcext:value-type="date">
            <text:p>2026-04-16 00:00:00</text:p>
          </table:table-cell>
          <table:table-cell table:style-name="ce16" office:value-type="string" calcext:value-type="string">
            <text:p>Producto B</text:p>
          </table:table-cell>
          <table:table-cell table:style-name="ce16" office:value-type="string" calcext:value-type="string">
            <text:p>Cliente 4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0" calcext:value-type="float">
            <text:p>150</text:p>
          </table:table-cell>
          <table:table-cell table:formula="of:=IF([.D32]*[.E32]=[.F32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04" calcext:value-type="date">
            <text:p>2026-03-04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33]*[.E33]=[.F33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09" calcext:value-type="date">
            <text:p>2026-03-09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34]*[.E34]=[.F34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4" calcext:value-type="date">
            <text:p>2026-03-14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35]*[.E35]=[.F35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9" calcext:value-type="date">
            <text:p>2026-03-19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36]*[.E36]=[.F36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4" calcext:value-type="date">
            <text:p>2026-03-24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2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37]*[.E37]=[.F37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9" calcext:value-type="date">
            <text:p>2026-03-29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38]*[.E38]=[.F38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03" calcext:value-type="date">
            <text:p>2026-04-03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39]*[.E39]=[.F39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08" calcext:value-type="date">
            <text:p>2026-04-08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3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40]*[.E40]=[.F40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13" calcext:value-type="date">
            <text:p>2026-04-13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41]*[.E41]=[.F41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01" calcext:value-type="date">
            <text:p>2026-03-01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42]*[.E42]=[.F42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06" calcext:value-type="date">
            <text:p>2026-03-06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43]*[.E43]=[.F43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1" calcext:value-type="date">
            <text:p>2026-03-11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44]*[.E44]=[.F44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16" calcext:value-type="date">
            <text:p>2026-03-16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45]*[.E45]=[.F45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1" calcext:value-type="date">
            <text:p>2026-03-21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46]*[.E46]=[.F46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26" calcext:value-type="date">
            <text:p>2026-03-26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47]*[.E47]=[.F47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3-31" calcext:value-type="date">
            <text:p>2026-03-31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48]*[.E48]=[.F48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05" calcext:value-type="date">
            <text:p>2026-04-05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49]*[.E49]=[.F49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10" calcext:value-type="date">
            <text:p>2026-04-10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50]*[.E50]=[.F50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15" calcext:value-type="date">
            <text:p>2026-04-15 00:00:00</text:p>
          </table:table-cell>
          <table:table-cell table:style-name="ce16" office:value-type="string" calcext:value-type="string">
            <text:p>Producto A</text:p>
          </table:table-cell>
          <table:table-cell table:style-name="ce16" office:value-type="string" calcext:value-type="string">
            <text:p>Cliente 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formula="of:=IF([.D51]*[.E51]=[.F51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17" calcext:value-type="date">
            <text:p>2026-04-17 00:00:00</text:p>
          </table:table-cell>
          <table:table-cell table:style-name="ce16" office:value-type="string" calcext:value-type="string">
            <text:p>Producto C</text:p>
          </table:table-cell>
          <table:table-cell table:style-name="ce16" office:value-type="string" calcext:value-type="string">
            <text:p>Cliente 4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0" calcext:value-type="float">
            <text:p>300</text:p>
          </table:table-cell>
          <table:table-cell table:formula="of:=IF([.D52]*[.E52]=[.F52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18" calcext:value-type="date">
            <text:p>2026-04-18 00:00:00</text:p>
          </table:table-cell>
          <table:table-cell table:style-name="ce16" office:value-type="string" calcext:value-type="string">
            <text:p>Producto D</text:p>
          </table:table-cell>
          <table:table-cell table:style-name="ce16" office:value-type="string" calcext:value-type="string">
            <text:p>Cliente 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formula="of:=IF([.D53]*[.E53]=[.F53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4" office:value-type="date" office:date-value="2026-04-19" calcext:value-type="date">
            <text:p>2026-04-19 00:00:00</text:p>
          </table:table-cell>
          <table:table-cell table:style-name="ce16" office:value-type="string" calcext:value-type="string">
            <text:p>Producto E</text:p>
          </table:table-cell>
          <table:table-cell table:style-name="ce16" office:value-type="string" calcext:value-type="string">
            <text:p>Cliente 5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6" calcext:value-type="float">
            <text:p>216</text:p>
          </table:table-cell>
          <table:table-cell table:formula="of:=IF([.D54]*[.E54]=[.F54]; &quot;OK&quot;; &quot;Error&quot;)" office:value-type="string" office:string-value="OK" calcext:value-type="string">
            <text:p>OK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number-rows-repeated="1048521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calcext:conditional-formats>
          <calcext:conditional-format calcext:target-range-address="Ventas.A1:Ventas.F54">
            <calcext:condition calcext:apply-style-name="Accent 2" calcext:value="=&quot;Producto A&quot;" calcext:base-cell-address="Ventas.A1"/>
            <calcext:condition calcext:apply-style-name="Neutral" calcext:value="=&quot;Producto B&quot;" calcext:base-cell-address="Ventas.A1"/>
            <calcext:condition calcext:apply-style-name="Accent 3" calcext:value="=&quot;Producto C&quot;" calcext:base-cell-address="Ventas.A1"/>
            <calcext:condition calcext:apply-style-name="Untitled2" calcext:value="=&quot;Producto D&quot;" calcext:base-cell-address="Ventas.A1"/>
            <calcext:condition calcext:apply-style-name="Untitled3" calcext:value="=&quot;Producto E&quot;" calcext:base-cell-address="Ventas.A1"/>
          </calcext:conditional-format>
        </calcext:conditional-formats>
      </table:table>
      <table:named-expressions/>
      <table:database-ranges>
        <table:database-range table:name="Table1" table:target-range-address="Ventas.A1:Ventas.F5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0" table:target-range-address="Ventas.A1:Ventas.F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 loext:blank-width-char=")1">- 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80373"/>
      <style:text-properties fo:color="#ffffd7">
        <loext:char-complex-color loext:theme-type="dark1" loext:color-type="theme"/>
      </style:text-properties>
    </style:style>
    <style:style style:name="Untitled2" style:family="table-cell" style:parent-style-name="Default">
      <style:table-cell-properties fo:background-color="#780373"/>
      <style:text-properties fo:color="#ffffd7">
        <loext:char-complex-color loext:theme-type="dark1" loext:color-type="theme"/>
      </style:text-properties>
    </style:style>
    <style:style style:name="Untitled3" style:family="table-cell" style:parent-style-name="Default">
      <style:table-cell-properties fo:background-color="#ff8000"/>
      <style:text-properties fo:color="#0000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4:18:34.44755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entas" style:display-name="PageStyle_Vent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8T23:59:40</meta:creation-date>
    <dc:date>2026-03-29T14:49:36.385583100</dc:date>
    <meta:generator>LibreOffice/26.2.2.2$Windows_X86_64 LibreOffice_project/1f77d10d6938fd34972958f64b2bcfa54f8b1ba5</meta:generator>
    <meta:editing-duration>PT1H43M31S</meta:editing-duration>
    <meta:editing-cycles>15</meta:editing-cycles>
    <meta:document-statistic meta:table-count="1" meta:cell-count="386" meta:object-count="0"/>
    <meta:user-defined meta:name="AppVersion">12.0000</meta:user-defined>
  </office:meta>
</office:document-meta>
</file>